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ダスプ沼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Dasupu Marsh.</text:p>
          </table:table-cell>
          <table:table-cell table:number-columns-repeated="1020"/>
        </table:table-row>
        <table:table-row>
          <table:table-cell table:style-name="ce0" office:value-type="string">
            <text:p>なるほど、実に沼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looks like a marsh to me.</text:p>
          </table:table-cell>
          <table:table-cell table:number-columns-repeated="1020"/>
        </table:table-row>
        <table:table-row>
          <table:table-cell table:style-name="ce0" office:value-type="string">
            <text:p>底なし沼かもしれないから、間違っても
入らないように気をつけなさ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wamp might well be bottomless, so let's
all be careful not to fall in, all right?</text:p>
          </table:table-cell>
          <table:table-cell table:number-columns-repeated="1020"/>
        </table:table-row>
        <table:table-row>
          <table:table-cell table:style-name="ce0" office:value-type="string">
            <text:p>え、なんでみんな、あたしを見るの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, why's everyone lookin' at me?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05T09:42:26+02:00</meta:creation-date>
    <dc:date>2020-04-05T09:42:2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